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440000018193EB534B.png" manifest:media-type=""/>
  <manifest:file-entry manifest:full-path="Pictures/100002010000032D00000214073FBFDD.png" manifest:media-type=""/>
  <manifest:file-entry manifest:full-path="Pictures/1000020100000327000000FE0452CBA0.png" manifest:media-type=""/>
  <manifest:file-entry manifest:full-path="Pictures/100002010000036B00000319E1D0FCCC.png" manifest:media-type=""/>
  <manifest:file-entry manifest:full-path="Pictures/10000201000003790000027C44244063.png" manifest:media-type=""/>
  <manifest:file-entry manifest:full-path="Pictures/100002010000035F000003B5E812C4D5.png" manifest:media-type=""/>
  <manifest:file-entry manifest:full-path="Pictures/100000000000027D000000AB7C455A5A.png" manifest:media-type=""/>
  <manifest:file-entry manifest:full-path="Pictures/1000000000000285000000AE0C29AEAE.png" manifest:media-type=""/>
  <manifest:file-entry manifest:full-path="Pictures/10000000000002F70000005A402AB1F4.png" manifest:media-type=""/>
  <manifest:file-entry manifest:full-path="Pictures/100002010000032A00000272C1CC157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phics1" text:anchor-type="paragraph" svg:width="6.6929in" svg:height="5.172in" draw:z-index="1"><draw:image xlink:href="Pictures/100002010000032A00000272C1CC157F.png" xlink:type="simple" xlink:show="embed" xlink:actuate="onLoad"/></draw:frame><draw:frame draw:style-name="fr1" draw:name="graphics2" text:anchor-type="paragraph" svg:x="-0.25in" svg:y="5.4063in" svg:width="6.6929in" svg:height="0.7929in" draw:z-index="0"><draw:image xlink:href="Pictures/10000000000002F70000005A402AB1F4.png" xlink:type="simple" xlink:show="embed" xlink:actuate="onLoad"/></draw:frame></text:p>
      <text:p text:style-name="Standard"/>
      <text:p text:style-name="Standard"><draw:frame draw:style-name="fr1" draw:name="graphics4" text:anchor-type="paragraph" svg:x="0.1252in" svg:y="2.0728in" svg:width="6.6929in" svg:height="1.8055in" draw:z-index="3"><draw:image xlink:href="Pictures/1000000000000285000000AE0C29AEAE.png" xlink:type="simple" xlink:show="embed" xlink:actuate="onLoad"/></draw:frame><draw:frame draw:style-name="fr3" draw:name="graphics3" text:anchor-type="paragraph" svg:width="6.6354in" svg:height="1.7811in" draw:z-index="2"><draw:image xlink:href="Pictures/100000000000027D000000AB7C455A5A.png" xlink:type="simple" xlink:show="embed" xlink:actuate="onLoad"/></draw:frame></text:p>
      <text:p text:style-name="Standard"><draw:frame draw:style-name="fr4" draw:name="graphics5" text:anchor-type="paragraph" svg:width="6.6929in" svg:height="7.3598in" draw:z-index="4"><draw:image xlink:href="Pictures/100002010000035F000003B5E812C4D5.png" xlink:type="simple" xlink:show="embed" xlink:actuate="onLoad"/></draw:frame><text:soft-page-break/></text:p>
      <text:p text:style-name="Standard"/>
      <text:p text:style-name="Standard"><draw:frame draw:style-name="fr5" draw:name="graphics6" text:anchor-type="paragraph" svg:width="6.6929in" svg:height="4.7874in" draw:z-index="5"><draw:image xlink:href="Pictures/10000201000003790000027C44244063.png" xlink:type="simple" xlink:show="embed" xlink:actuate="onLoad"/></draw:frame><text:soft-page-break/></text:p>
      <text:p text:style-name="Standard"><draw:frame draw:style-name="fr4" draw:name="graphics7" text:anchor-type="paragraph" svg:width="6.6929in" svg:height="4.3791in" draw:z-index="6"><draw:image xlink:href="Pictures/100002010000032D00000214073FBFDD.png" xlink:type="simple" xlink:show="embed" xlink:actuate="onLoad"/></draw:frame></text:p>
      <text:p text:style-name="Standard"><draw:frame draw:style-name="fr5" draw:name="graphics8" text:anchor-type="paragraph" svg:width="6.6929in" svg:height="3.0819in" draw:z-index="7"><draw:image xlink:href="Pictures/10000201000003440000018193EB534B.png" xlink:type="simple" xlink:show="embed" xlink:actuate="onLoad"/></draw:frame></text:p>
      <text:p text:style-name="Standard"><draw:frame draw:style-name="fr4" draw:name="graphics10" text:anchor-type="paragraph" svg:width="6.6929in" svg:height="6.0654in" draw:z-index="9"><draw:image xlink:href="Pictures/100002010000036B00000319E1D0FCCC.png" xlink:type="simple" xlink:show="embed" xlink:actuate="onLoad"/></draw:frame><draw:frame draw:style-name="fr4" draw:name="graphics9" text:anchor-type="paragraph" svg:width="6.6929in" svg:height="2.1063in" draw:z-index="8"><draw:image xlink:href="Pictures/1000020100000327000000FE0452CBA0.png" xlink:type="simple" xlink:show="embed" xlink:actuate="onLoad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2-19T17:07:46.382312378</meta:creation-date>
    <dc:date>2014-02-19T17:21:20.297428207</dc:date>
    <dc:creator>sertac </dc:creator>
    <meta:editing-duration>PT11M45S</meta:editing-duration>
    <meta:editing-cycles>12</meta:editing-cycles>
    <meta:generator>LibreOffice/4.1.3.2$Linux_X86_64 LibreOffice_project/410m0$Build-2</meta:generator>
    <meta:document-statistic meta:table-count="0" meta:image-count="10" meta:object-count="0" meta:page-count="4" meta:paragraph-count="0" meta:word-count="0" meta:character-count="0" meta:non-whitespace-character-count="0"/>
  </office:meta>
</office:document-meta>
</file>